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office:font-face-decls>
  <office:automatic-styles>
    <style:style style:name="P1" style:family="paragraph" style:parent-style-name="Standard">
      <style:paragraph-properties fo:margin-left="0cm" fo:margin-right="0cm" fo:text-indent="0cm" style:auto-text-indent="false"/>
      <style:text-properties fo:language="en" fo:country="U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ate: XX.YY.2025 Group members, name and email address: Name of the project assistant: Initial project name and description of the work (you can write about plans and options here): Required parts. List the most important parts that you think you will need here. It is useless to list all the small parts, but it is good to take screws into account if they are needed in large quantities. Also consider the device's enclosure, power supplies and possible support structures. The purpose of this section is to prepare for possible parts orders in good time. Are you planning to use Arduino, Teensy, Raspberry, ESP32 or something else? Is the device USB-powered or battery-powered. Investigate in advance whether you will get direct help for your work from some guided exercise (e.g. motor controller, sensors, servos, ESP32, bus exercise). Meetings at the workshop. If possible, choose 1-2 days when you will meet weekly at Vilho's workshop. The time does not need to be actual practice time. This point is recommended, but not mandatory.</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oto Sans"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ans"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2-06T16:32:46.752214638</meta:creation-date>
    <dc:date>2026-02-06T16:33:35.462282037</dc:date>
    <meta:editing-duration>PT50S</meta:editing-duration>
    <meta:editing-cycles>1</meta:editing-cycles>
    <meta:document-statistic meta:table-count="0" meta:image-count="0" meta:object-count="0" meta:page-count="1" meta:paragraph-count="1" meta:word-count="170" meta:character-count="1037" meta:non-whitespace-character-count="868"/>
    <meta:generator>LibreOffice/25.8.4.2$Linux_X86_64 LibreOffice_project/580$Build-2</meta:generator>
  </office:meta>
</office:document-meta>
</file>